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/>
    <style:style style:name="ce5" style:family="table-cell" style:parent-style-name="Default" style:data-style-name="N37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values" table:style-name="ta1"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7" office:value-type="string" calcext:value-type="string">
            <text:p>T [months]</text:p>
          </table:table-cell>
          <table:table-cell office:value-type="string" calcext:value-type="string">
            <text:p>Strategic Partners &amp; Reserve</text:p>
          </table:table-cell>
          <table:table-cell office:value-type="string" calcext:value-type="string">
            <text:p>Community &amp; Ecosystem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re Contributors</text:p>
          </table:table-cell>
          <table:table-cell office:value-type="string" calcext:value-type="string">
            <text:p>Bac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0" calcext:value-type="float">
            <text:p>37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0" calcext:value-type="float">
            <text:p>0</text:p>
          </table:table-cell>
          <table:table-cell office:value-type="float" office:value="759000000" calcext:value-type="float">
            <text:p>759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00000" calcext:value-type="float">
            <text:p>125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00000" calcext:value-type="float">
            <text:p>125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407000000" calcext:value-type="float">
            <text:p>407000000</text:p>
          </table:table-cell>
          <table:table-cell office:value-type="float" office:value="0" calcext:value-type="float">
            <text:p>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759000000" calcext:value-type="float">
            <text:p>759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00000" calcext:value-type="float">
            <text:p>12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0" calcext:value-type="float">
            <text:p>370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782000000" calcext:value-type="float">
            <text:p>782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rendered schedule" table:style-name="ta1">
        <table:shapes>
          <draw:frame draw:z-index="0" draw:style-name="gr1" draw:text-style-name="P1" svg:width="11.3646in" svg:height="7.0382in" svg:x="6.8547in" svg:y="0.1776in">
            <draw:object draw:notify-on-update-of-ranges="'rendered schedule'.A2:'rendered schedule'.A42 'rendered schedule'.B1:'rendered schedule'.B1 'rendered schedule'.B2:'rendered schedule'.B42 'rendered schedule'.C1:'rendered schedule'.C1 'rendered schedule'.C2:'rendered schedule'.C42 'rendered schedule'.D1:'rendered schedule'.D1 'rendered schedule'.D2:'rendered schedule'.D42 'rendered schedule'.E1:'rendered schedule'.E1 'rendered schedule'.E2:'rendered schedule'.E42 'rendered schedule'.F1:'rendered schedule'.F1 'rendered schedule'.F2:'rendered schedule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7" table:number-columns-repeated="24" table:default-cell-style-name="Default"/>
        <table:table-row table:style-name="ro1">
          <table:table-cell table:style-name="Default" office:value-type="string" calcext:value-type="string">
            <text:p>Expected date</text:p>
          </table:table-cell>
          <table:table-cell office:value-type="string" calcext:value-type="string">
            <text:p>Strategic Partners &amp; Reserve</text:p>
          </table:table-cell>
          <table:table-cell office:value-type="string" calcext:value-type="string">
            <text:p>Community &amp; Ecosystem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re Contributors</text:p>
          </table:table-cell>
          <table:table-cell office:value-type="string" calcext:value-type="string">
            <text:p>Backers</text:p>
          </table:table-cell>
          <table:table-cell table:number-columns-repeated="36"/>
        </table:table-row>
        <table:table-row table:style-name="ro1">
          <table:table-cell table:formula="of:=DATE(2020; 11+[$'raw values'.A2]; 18)" office:value-type="date" office:date-value="2020-11-18" calcext:value-type="date">
            <text:p>11/18/20</text:p>
          </table:table-cell>
          <table:table-cell table:formula="of:=SUM(['raw values'.B$2:.B3])" office:value-type="float" office:value="12500000" calcext:value-type="float">
            <text:p>12500000</text:p>
          </table:table-cell>
          <table:table-cell table:formula="of:=SUM(['raw values'.C$2:.C3])" office:value-type="float" office:value="370000000" calcext:value-type="float">
            <text:p>370000000</text:p>
          </table:table-cell>
          <table:table-cell table:formula="of:=SUM(['raw values'.D$2:.D3])" office:value-type="float" office:value="250000000" calcext:value-type="float">
            <text:p>250000000</text:p>
          </table:table-cell>
          <table:table-cell table:formula="of:=SUM(['raw values'.E$2:.E3])" office:value-type="float" office:value="0" calcext:value-type="float">
            <text:p>0</text:p>
          </table:table-cell>
          <table:table-cell table:formula="of:=SUM(['raw values'.F$2:.F3])" office:value-type="float" office:value="759000000" calcext:value-type="float">
            <text:p>759000000</text:p>
          </table:table-cell>
          <table:table-cell table:number-columns-repeated="36"/>
        </table:table-row>
        <table:table-row table:style-name="ro1">
          <table:table-cell table:formula="of:=DATE(2020; 11+[$'raw values'.A3]; 18)" office:value-type="date" office:date-value="2021-02-18" calcext:value-type="date">
            <text:p>02/18/21</text:p>
          </table:table-cell>
          <table:table-cell table:formula="of:=SUM(['raw values'.B$2:.B4])" office:value-type="float" office:value="25000000" calcext:value-type="float">
            <text:p>25000000</text:p>
          </table:table-cell>
          <table:table-cell table:formula="of:=SUM(['raw values'.C$2:.C4])" office:value-type="float" office:value="370000000" calcext:value-type="float">
            <text:p>370000000</text:p>
          </table:table-cell>
          <table:table-cell table:formula="of:=SUM(['raw values'.D$2:.D4])" office:value-type="float" office:value="250000000" calcext:value-type="float">
            <text:p>250000000</text:p>
          </table:table-cell>
          <table:table-cell table:formula="of:=SUM(['raw values'.E$2:.E4])" office:value-type="float" office:value="0" calcext:value-type="float">
            <text:p>0</text:p>
          </table:table-cell>
          <table:table-cell table:formula="of:=SUM(['raw values'.F$2:.F4])" office:value-type="float" office:value="759000000" calcext:value-type="float">
            <text:p>759000000</text:p>
          </table:table-cell>
          <table:table-cell table:number-columns-repeated="36"/>
        </table:table-row>
        <table:table-row table:style-name="ro1">
          <table:table-cell table:formula="of:=DATE(2020; 11+[$'raw values'.A4]; 18)" office:value-type="date" office:date-value="2021-05-18" calcext:value-type="date">
            <text:p>05/18/21</text:p>
          </table:table-cell>
          <table:table-cell table:formula="of:=SUM(['raw values'.B$2:.B5])" office:value-type="float" office:value="37500000" calcext:value-type="float">
            <text:p>37500000</text:p>
          </table:table-cell>
          <table:table-cell table:formula="of:=SUM(['raw values'.C$2:.C5])" office:value-type="float" office:value="370000000" calcext:value-type="float">
            <text:p>370000000</text:p>
          </table:table-cell>
          <table:table-cell table:formula="of:=SUM(['raw values'.D$2:.D5])" office:value-type="float" office:value="250000000" calcext:value-type="float">
            <text:p>250000000</text:p>
          </table:table-cell>
          <table:table-cell table:formula="of:=SUM(['raw values'.E$2:.E5])" office:value-type="float" office:value="0" calcext:value-type="float">
            <text:p>0</text:p>
          </table:table-cell>
          <table:table-cell table:formula="of:=SUM(['raw values'.F$2:.F5])" office:value-type="float" office:value="759000000" calcext:value-type="float">
            <text:p>759000000</text:p>
          </table:table-cell>
          <table:table-cell table:number-columns-repeated="36"/>
        </table:table-row>
        <table:table-row table:style-name="ro1">
          <table:table-cell table:formula="of:=DATE(2020; 11+[$'raw values'.A5]; 18)" office:value-type="date" office:date-value="2021-08-18" calcext:value-type="date">
            <text:p>08/18/21</text:p>
          </table:table-cell>
          <table:table-cell table:formula="of:=SUM(['raw values'.B$2:.B6])" office:value-type="float" office:value="50000000" calcext:value-type="float">
            <text:p>50000000</text:p>
          </table:table-cell>
          <table:table-cell table:formula="of:=SUM(['raw values'.C$2:.C6])" office:value-type="float" office:value="777000000" calcext:value-type="float">
            <text:p>777000000</text:p>
          </table:table-cell>
          <table:table-cell table:formula="of:=SUM(['raw values'.D$2:.D6])" office:value-type="float" office:value="250000000" calcext:value-type="float">
            <text:p>250000000</text:p>
          </table:table-cell>
          <table:table-cell table:formula="of:=SUM(['raw values'.E$2:.E6])" office:value-type="float" office:value="300000000" calcext:value-type="float">
            <text:p>300000000</text:p>
          </table:table-cell>
          <table:table-cell table:formula="of:=SUM(['raw values'.F$2:.F6])" office:value-type="float" office:value="1518000000" calcext:value-type="float">
            <text:p>1518000000</text:p>
          </table:table-cell>
          <table:table-cell table:number-columns-repeated="36"/>
        </table:table-row>
        <table:table-row table:style-name="ro1">
          <table:table-cell table:formula="of:=DATE(2020; 11+[$'raw values'.A6]; 18)" office:value-type="date" office:date-value="2021-11-18" calcext:value-type="date">
            <text:p>11/18/21</text:p>
          </table:table-cell>
          <table:table-cell table:formula="of:=SUM(['raw values'.B$2:.B7])" office:value-type="float" office:value="62500000" calcext:value-type="float">
            <text:p>62500000</text:p>
          </table:table-cell>
          <table:table-cell table:formula="of:=SUM(['raw values'.C$2:.C7])" office:value-type="float" office:value="777000000" calcext:value-type="float">
            <text:p>777000000</text:p>
          </table:table-cell>
          <table:table-cell table:formula="of:=SUM(['raw values'.D$2:.D7])" office:value-type="float" office:value="250000000" calcext:value-type="float">
            <text:p>250000000</text:p>
          </table:table-cell>
          <table:table-cell table:formula="of:=SUM(['raw values'.E$2:.E7])" office:value-type="float" office:value="450000000" calcext:value-type="float">
            <text:p>450000000</text:p>
          </table:table-cell>
          <table:table-cell table:formula="of:=SUM(['raw values'.F$2:.F7])" office:value-type="float" office:value="1518000000" calcext:value-type="float">
            <text:p>1518000000</text:p>
          </table:table-cell>
          <table:table-cell table:number-columns-repeated="36"/>
        </table:table-row>
        <table:table-row table:style-name="ro1">
          <table:table-cell table:formula="of:=DATE(2020; 11+[$'raw values'.A7]; 18)" office:value-type="date" office:date-value="2022-02-18" calcext:value-type="date">
            <text:p>02/18/22</text:p>
          </table:table-cell>
          <table:table-cell table:formula="of:=SUM(['raw values'.B$2:.B8])" office:value-type="float" office:value="75000000" calcext:value-type="float">
            <text:p>75000000</text:p>
          </table:table-cell>
          <table:table-cell table:formula="of:=SUM(['raw values'.C$2:.C8])" office:value-type="float" office:value="1147000000" calcext:value-type="float">
            <text:p>1147000000</text:p>
          </table:table-cell>
          <table:table-cell table:formula="of:=SUM(['raw values'.D$2:.D8])" office:value-type="float" office:value="250000000" calcext:value-type="float">
            <text:p>250000000</text:p>
          </table:table-cell>
          <table:table-cell table:formula="of:=SUM(['raw values'.E$2:.E8])" office:value-type="float" office:value="600000000" calcext:value-type="float">
            <text:p>600000000</text:p>
          </table:table-cell>
          <table:table-cell table:formula="of:=SUM(['raw values'.F$2:.F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8]; 18)" office:value-type="date" office:date-value="2022-05-18" calcext:value-type="date">
            <text:p>05/18/22</text:p>
          </table:table-cell>
          <table:table-cell table:formula="of:=SUM(['raw values'.B$2:.B9])" office:value-type="float" office:value="87500000" calcext:value-type="float">
            <text:p>87500000</text:p>
          </table:table-cell>
          <table:table-cell table:formula="of:=SUM(['raw values'.C$2:.C9])" office:value-type="float" office:value="1184000000" calcext:value-type="float">
            <text:p>1184000000</text:p>
          </table:table-cell>
          <table:table-cell table:formula="of:=SUM(['raw values'.D$2:.D9])" office:value-type="float" office:value="250000000" calcext:value-type="float">
            <text:p>250000000</text:p>
          </table:table-cell>
          <table:table-cell table:formula="of:=SUM(['raw values'.E$2:.E9])" office:value-type="float" office:value="750000000" calcext:value-type="float">
            <text:p>750000000</text:p>
          </table:table-cell>
          <table:table-cell table:formula="of:=SUM(['raw values'.F$2:.F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9]; 18)" office:value-type="date" office:date-value="2022-08-18" calcext:value-type="date">
            <text:p>08/18/22</text:p>
          </table:table-cell>
          <table:table-cell table:formula="of:=SUM(['raw values'.B$2:.B10])" office:value-type="float" office:value="100000000" calcext:value-type="float">
            <text:p>100000000</text:p>
          </table:table-cell>
          <table:table-cell table:formula="of:=SUM(['raw values'.C$2:.C10])" office:value-type="float" office:value="1221000000" calcext:value-type="float">
            <text:p>1221000000</text:p>
          </table:table-cell>
          <table:table-cell table:formula="of:=SUM(['raw values'.D$2:.D10])" office:value-type="float" office:value="350000000" calcext:value-type="float">
            <text:p>350000000</text:p>
          </table:table-cell>
          <table:table-cell table:formula="of:=SUM(['raw values'.E$2:.E10])" office:value-type="float" office:value="900000000" calcext:value-type="float">
            <text:p>900000000</text:p>
          </table:table-cell>
          <table:table-cell table:formula="of:=SUM(['raw values'.F$2:.F1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0]; 18)" office:value-type="date" office:date-value="2022-11-18" calcext:value-type="date">
            <text:p>11/18/22</text:p>
          </table:table-cell>
          <table:table-cell table:formula="of:=SUM(['raw values'.B$2:.B11])" office:value-type="float" office:value="112500000" calcext:value-type="float">
            <text:p>112500000</text:p>
          </table:table-cell>
          <table:table-cell table:formula="of:=SUM(['raw values'.C$2:.C11])" office:value-type="float" office:value="1258000000" calcext:value-type="float">
            <text:p>1258000000</text:p>
          </table:table-cell>
          <table:table-cell table:formula="of:=SUM(['raw values'.D$2:.D11])" office:value-type="float" office:value="350000000" calcext:value-type="float">
            <text:p>350000000</text:p>
          </table:table-cell>
          <table:table-cell table:formula="of:=SUM(['raw values'.E$2:.E11])" office:value-type="float" office:value="1050000000" calcext:value-type="float">
            <text:p>1050000000</text:p>
          </table:table-cell>
          <table:table-cell table:formula="of:=SUM(['raw values'.F$2:.F1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1]; 18)" office:value-type="date" office:date-value="2023-02-18" calcext:value-type="date">
            <text:p>02/18/23</text:p>
          </table:table-cell>
          <table:table-cell table:formula="of:=SUM(['raw values'.B$2:.B12])" office:value-type="float" office:value="125000000" calcext:value-type="float">
            <text:p>125000000</text:p>
          </table:table-cell>
          <table:table-cell table:formula="of:=SUM(['raw values'.C$2:.C12])" office:value-type="float" office:value="1295000000" calcext:value-type="float">
            <text:p>1295000000</text:p>
          </table:table-cell>
          <table:table-cell table:formula="of:=SUM(['raw values'.D$2:.D12])" office:value-type="float" office:value="350000000" calcext:value-type="float">
            <text:p>350000000</text:p>
          </table:table-cell>
          <table:table-cell table:formula="of:=SUM(['raw values'.E$2:.E12])" office:value-type="float" office:value="1200000000" calcext:value-type="float">
            <text:p>1200000000</text:p>
          </table:table-cell>
          <table:table-cell table:formula="of:=SUM(['raw values'.F$2:.F1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2]; 18)" office:value-type="date" office:date-value="2023-05-18" calcext:value-type="date">
            <text:p>05/18/23</text:p>
          </table:table-cell>
          <table:table-cell table:formula="of:=SUM(['raw values'.B$2:.B13])" office:value-type="float" office:value="137500000" calcext:value-type="float">
            <text:p>137500000</text:p>
          </table:table-cell>
          <table:table-cell table:formula="of:=SUM(['raw values'.C$2:.C13])" office:value-type="float" office:value="1313500000" calcext:value-type="float">
            <text:p>1313500000</text:p>
          </table:table-cell>
          <table:table-cell table:formula="of:=SUM(['raw values'.D$2:.D13])" office:value-type="float" office:value="350000000" calcext:value-type="float">
            <text:p>350000000</text:p>
          </table:table-cell>
          <table:table-cell table:formula="of:=SUM(['raw values'.E$2:.E13])" office:value-type="float" office:value="1340000000" calcext:value-type="float">
            <text:p>1340000000</text:p>
          </table:table-cell>
          <table:table-cell table:formula="of:=SUM(['raw values'.F$2:.F13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3]; 18)" office:value-type="date" office:date-value="2023-08-18" calcext:value-type="date">
            <text:p>08/18/23</text:p>
          </table:table-cell>
          <table:table-cell table:formula="of:=SUM(['raw values'.B$2:.B14])" office:value-type="float" office:value="150000000" calcext:value-type="float">
            <text:p>150000000</text:p>
          </table:table-cell>
          <table:table-cell table:formula="of:=SUM(['raw values'.C$2:.C14])" office:value-type="float" office:value="1332000000" calcext:value-type="float">
            <text:p>1332000000</text:p>
          </table:table-cell>
          <table:table-cell table:formula="of:=SUM(['raw values'.D$2:.D14])" office:value-type="float" office:value="375000000" calcext:value-type="float">
            <text:p>375000000</text:p>
          </table:table-cell>
          <table:table-cell table:formula="of:=SUM(['raw values'.E$2:.E14])" office:value-type="float" office:value="1480000000" calcext:value-type="float">
            <text:p>1480000000</text:p>
          </table:table-cell>
          <table:table-cell table:formula="of:=SUM(['raw values'.F$2:.F14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4]; 18)" office:value-type="date" office:date-value="2023-11-18" calcext:value-type="date">
            <text:p>11/18/23</text:p>
          </table:table-cell>
          <table:table-cell table:formula="of:=SUM(['raw values'.B$2:.B15])" office:value-type="float" office:value="162500000" calcext:value-type="float">
            <text:p>162500000</text:p>
          </table:table-cell>
          <table:table-cell table:formula="of:=SUM(['raw values'.C$2:.C15])" office:value-type="float" office:value="1350500000" calcext:value-type="float">
            <text:p>1350500000</text:p>
          </table:table-cell>
          <table:table-cell table:formula="of:=SUM(['raw values'.D$2:.D15])" office:value-type="float" office:value="375000000" calcext:value-type="float">
            <text:p>375000000</text:p>
          </table:table-cell>
          <table:table-cell table:formula="of:=SUM(['raw values'.E$2:.E15])" office:value-type="float" office:value="1620000000" calcext:value-type="float">
            <text:p>1620000000</text:p>
          </table:table-cell>
          <table:table-cell table:formula="of:=SUM(['raw values'.F$2:.F15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5]; 18)" office:value-type="date" office:date-value="2024-02-18" calcext:value-type="date">
            <text:p>02/18/24</text:p>
          </table:table-cell>
          <table:table-cell table:formula="of:=SUM(['raw values'.B$2:.B16])" office:value-type="float" office:value="175000000" calcext:value-type="float">
            <text:p>175000000</text:p>
          </table:table-cell>
          <table:table-cell table:formula="of:=SUM(['raw values'.C$2:.C16])" office:value-type="float" office:value="1369000000" calcext:value-type="float">
            <text:p>1369000000</text:p>
          </table:table-cell>
          <table:table-cell table:formula="of:=SUM(['raw values'.D$2:.D16])" office:value-type="float" office:value="375000000" calcext:value-type="float">
            <text:p>375000000</text:p>
          </table:table-cell>
          <table:table-cell table:formula="of:=SUM(['raw values'.E$2:.E16])" office:value-type="float" office:value="1760000000" calcext:value-type="float">
            <text:p>1760000000</text:p>
          </table:table-cell>
          <table:table-cell table:formula="of:=SUM(['raw values'.F$2:.F16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6]; 18)" office:value-type="date" office:date-value="2024-05-18" calcext:value-type="date">
            <text:p>05/18/24</text:p>
          </table:table-cell>
          <table:table-cell table:formula="of:=SUM(['raw values'.B$2:.B17])" office:value-type="float" office:value="187500000" calcext:value-type="float">
            <text:p>187500000</text:p>
          </table:table-cell>
          <table:table-cell table:formula="of:=SUM(['raw values'.C$2:.C17])" office:value-type="float" office:value="1387500000" calcext:value-type="float">
            <text:p>1387500000</text:p>
          </table:table-cell>
          <table:table-cell table:formula="of:=SUM(['raw values'.D$2:.D17])" office:value-type="float" office:value="375000000" calcext:value-type="float">
            <text:p>375000000</text:p>
          </table:table-cell>
          <table:table-cell table:formula="of:=SUM(['raw values'.E$2:.E17])" office:value-type="float" office:value="1880000000" calcext:value-type="float">
            <text:p>1880000000</text:p>
          </table:table-cell>
          <table:table-cell table:formula="of:=SUM(['raw values'.F$2:.F17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7]; 18)" office:value-type="date" office:date-value="2024-08-18" calcext:value-type="date">
            <text:p>08/18/24</text:p>
          </table:table-cell>
          <table:table-cell table:formula="of:=SUM(['raw values'.B$2:.B18])" office:value-type="float" office:value="200000000" calcext:value-type="float">
            <text:p>200000000</text:p>
          </table:table-cell>
          <table:table-cell table:formula="of:=SUM(['raw values'.C$2:.C18])" office:value-type="float" office:value="1406000000" calcext:value-type="float">
            <text:p>1406000000</text:p>
          </table:table-cell>
          <table:table-cell table:formula="of:=SUM(['raw values'.D$2:.D18])" office:value-type="float" office:value="400000000" calcext:value-type="float">
            <text:p>400000000</text:p>
          </table:table-cell>
          <table:table-cell table:formula="of:=SUM(['raw values'.E$2:.E18])" office:value-type="float" office:value="2000000000" calcext:value-type="float">
            <text:p>2000000000</text:p>
          </table:table-cell>
          <table:table-cell table:formula="of:=SUM(['raw values'.F$2:.F1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8]; 18)" office:value-type="date" office:date-value="2024-11-18" calcext:value-type="date">
            <text:p>11/18/24</text:p>
          </table:table-cell>
          <table:table-cell table:formula="of:=SUM(['raw values'.B$2:.B19])" office:value-type="float" office:value="212500000" calcext:value-type="float">
            <text:p>212500000</text:p>
          </table:table-cell>
          <table:table-cell table:formula="of:=SUM(['raw values'.C$2:.C19])" office:value-type="float" office:value="1424500000" calcext:value-type="float">
            <text:p>1424500000</text:p>
          </table:table-cell>
          <table:table-cell table:formula="of:=SUM(['raw values'.D$2:.D19])" office:value-type="float" office:value="425000000" calcext:value-type="float">
            <text:p>425000000</text:p>
          </table:table-cell>
          <table:table-cell table:formula="of:=SUM(['raw values'.E$2:.E19])" office:value-type="float" office:value="2000000000" calcext:value-type="float">
            <text:p>2000000000</text:p>
          </table:table-cell>
          <table:table-cell table:formula="of:=SUM(['raw values'.F$2:.F1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9]; 18)" office:value-type="date" office:date-value="2025-02-18" calcext:value-type="date">
            <text:p>02/18/25</text:p>
          </table:table-cell>
          <table:table-cell table:formula="of:=SUM(['raw values'.B$2:.B20])" office:value-type="float" office:value="225000000" calcext:value-type="float">
            <text:p>225000000</text:p>
          </table:table-cell>
          <table:table-cell table:formula="of:=SUM(['raw values'.C$2:.C20])" office:value-type="float" office:value="1443000000" calcext:value-type="float">
            <text:p>1443000000</text:p>
          </table:table-cell>
          <table:table-cell table:formula="of:=SUM(['raw values'.D$2:.D20])" office:value-type="float" office:value="450000000" calcext:value-type="float">
            <text:p>450000000</text:p>
          </table:table-cell>
          <table:table-cell table:formula="of:=SUM(['raw values'.E$2:.E20])" office:value-type="float" office:value="2000000000" calcext:value-type="float">
            <text:p>2000000000</text:p>
          </table:table-cell>
          <table:table-cell table:formula="of:=SUM(['raw values'.F$2:.F2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0]; 18)" office:value-type="date" office:date-value="2025-05-18" calcext:value-type="date">
            <text:p>05/18/25</text:p>
          </table:table-cell>
          <table:table-cell table:formula="of:=SUM(['raw values'.B$2:.B21])" office:value-type="float" office:value="237500000" calcext:value-type="float">
            <text:p>237500000</text:p>
          </table:table-cell>
          <table:table-cell table:formula="of:=SUM(['raw values'.C$2:.C21])" office:value-type="float" office:value="1461500000" calcext:value-type="float">
            <text:p>1461500000</text:p>
          </table:table-cell>
          <table:table-cell table:formula="of:=SUM(['raw values'.D$2:.D21])" office:value-type="float" office:value="475000000" calcext:value-type="float">
            <text:p>475000000</text:p>
          </table:table-cell>
          <table:table-cell table:formula="of:=SUM(['raw values'.E$2:.E21])" office:value-type="float" office:value="2000000000" calcext:value-type="float">
            <text:p>2000000000</text:p>
          </table:table-cell>
          <table:table-cell table:formula="of:=SUM(['raw values'.F$2:.F2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1]; 18)" office:value-type="date" office:date-value="2025-08-18" calcext:value-type="date">
            <text:p>08/18/25</text:p>
          </table:table-cell>
          <table:table-cell table:formula="of:=SUM(['raw values'.B$2:.B22])" office:value-type="float" office:value="250000000" calcext:value-type="float">
            <text:p>250000000</text:p>
          </table:table-cell>
          <table:table-cell table:formula="of:=SUM(['raw values'.C$2:.C22])" office:value-type="float" office:value="1480000000" calcext:value-type="float">
            <text:p>1480000000</text:p>
          </table:table-cell>
          <table:table-cell table:formula="of:=SUM(['raw values'.D$2:.D22])" office:value-type="float" office:value="500000000" calcext:value-type="float">
            <text:p>500000000</text:p>
          </table:table-cell>
          <table:table-cell table:formula="of:=SUM(['raw values'.E$2:.E22])" office:value-type="float" office:value="2000000000" calcext:value-type="float">
            <text:p>2000000000</text:p>
          </table:table-cell>
          <table:table-cell table:formula="of:=SUM(['raw values'.F$2:.F2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2]; 18)" office:value-type="date" office:date-value="2025-11-18" calcext:value-type="date">
            <text:p>11/18/25</text:p>
          </table:table-cell>
          <table:table-cell table:formula="of:=SUM(['raw values'.B$2:.B23])" office:value-type="float" office:value="262500000" calcext:value-type="float">
            <text:p>262500000</text:p>
          </table:table-cell>
          <table:table-cell table:formula="of:=SUM(['raw values'.C$2:.C23])" office:value-type="float" office:value="1498500000" calcext:value-type="float">
            <text:p>1498500000</text:p>
          </table:table-cell>
          <table:table-cell table:formula="of:=SUM(['raw values'.D$2:.D23])" office:value-type="float" office:value="525000000" calcext:value-type="float">
            <text:p>525000000</text:p>
          </table:table-cell>
          <table:table-cell table:formula="of:=SUM(['raw values'.E$2:.E23])" office:value-type="float" office:value="2000000000" calcext:value-type="float">
            <text:p>2000000000</text:p>
          </table:table-cell>
          <table:table-cell table:formula="of:=SUM(['raw values'.F$2:.F23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3]; 18)" office:value-type="date" office:date-value="2026-02-18" calcext:value-type="date">
            <text:p>02/18/26</text:p>
          </table:table-cell>
          <table:table-cell table:formula="of:=SUM(['raw values'.B$2:.B24])" office:value-type="float" office:value="275000000" calcext:value-type="float">
            <text:p>275000000</text:p>
          </table:table-cell>
          <table:table-cell table:formula="of:=SUM(['raw values'.C$2:.C24])" office:value-type="float" office:value="1517000000" calcext:value-type="float">
            <text:p>1517000000</text:p>
          </table:table-cell>
          <table:table-cell table:formula="of:=SUM(['raw values'.D$2:.D24])" office:value-type="float" office:value="550000000" calcext:value-type="float">
            <text:p>550000000</text:p>
          </table:table-cell>
          <table:table-cell table:formula="of:=SUM(['raw values'.E$2:.E24])" office:value-type="float" office:value="2000000000" calcext:value-type="float">
            <text:p>2000000000</text:p>
          </table:table-cell>
          <table:table-cell table:formula="of:=SUM(['raw values'.F$2:.F24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4]; 18)" office:value-type="date" office:date-value="2026-05-18" calcext:value-type="date">
            <text:p>05/18/26</text:p>
          </table:table-cell>
          <table:table-cell table:formula="of:=SUM(['raw values'.B$2:.B25])" office:value-type="float" office:value="287500000" calcext:value-type="float">
            <text:p>287500000</text:p>
          </table:table-cell>
          <table:table-cell table:formula="of:=SUM(['raw values'.C$2:.C25])" office:value-type="float" office:value="1535500000" calcext:value-type="float">
            <text:p>1535500000</text:p>
          </table:table-cell>
          <table:table-cell table:formula="of:=SUM(['raw values'.D$2:.D25])" office:value-type="float" office:value="575000000" calcext:value-type="float">
            <text:p>575000000</text:p>
          </table:table-cell>
          <table:table-cell table:formula="of:=SUM(['raw values'.E$2:.E25])" office:value-type="float" office:value="2000000000" calcext:value-type="float">
            <text:p>2000000000</text:p>
          </table:table-cell>
          <table:table-cell table:formula="of:=SUM(['raw values'.F$2:.F25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5]; 18)" office:value-type="date" office:date-value="2026-08-18" calcext:value-type="date">
            <text:p>08/18/26</text:p>
          </table:table-cell>
          <table:table-cell table:formula="of:=SUM(['raw values'.B$2:.B26])" office:value-type="float" office:value="300000000" calcext:value-type="float">
            <text:p>300000000</text:p>
          </table:table-cell>
          <table:table-cell table:formula="of:=SUM(['raw values'.C$2:.C26])" office:value-type="float" office:value="1554000000" calcext:value-type="float">
            <text:p>1554000000</text:p>
          </table:table-cell>
          <table:table-cell table:formula="of:=SUM(['raw values'.D$2:.D26])" office:value-type="float" office:value="600000000" calcext:value-type="float">
            <text:p>600000000</text:p>
          </table:table-cell>
          <table:table-cell table:formula="of:=SUM(['raw values'.E$2:.E26])" office:value-type="float" office:value="2000000000" calcext:value-type="float">
            <text:p>2000000000</text:p>
          </table:table-cell>
          <table:table-cell table:formula="of:=SUM(['raw values'.F$2:.F26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6]; 18)" office:value-type="date" office:date-value="2026-11-18" calcext:value-type="date">
            <text:p>11/18/26</text:p>
          </table:table-cell>
          <table:table-cell table:formula="of:=SUM(['raw values'.B$2:.B27])" office:value-type="float" office:value="312500000" calcext:value-type="float">
            <text:p>312500000</text:p>
          </table:table-cell>
          <table:table-cell table:formula="of:=SUM(['raw values'.C$2:.C27])" office:value-type="float" office:value="1572500000" calcext:value-type="float">
            <text:p>1572500000</text:p>
          </table:table-cell>
          <table:table-cell table:formula="of:=SUM(['raw values'.D$2:.D27])" office:value-type="float" office:value="625000000" calcext:value-type="float">
            <text:p>625000000</text:p>
          </table:table-cell>
          <table:table-cell table:formula="of:=SUM(['raw values'.E$2:.E27])" office:value-type="float" office:value="2000000000" calcext:value-type="float">
            <text:p>2000000000</text:p>
          </table:table-cell>
          <table:table-cell table:formula="of:=SUM(['raw values'.F$2:.F27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7]; 18)" office:value-type="date" office:date-value="2027-02-18" calcext:value-type="date">
            <text:p>02/18/27</text:p>
          </table:table-cell>
          <table:table-cell table:formula="of:=SUM(['raw values'.B$2:.B28])" office:value-type="float" office:value="325000000" calcext:value-type="float">
            <text:p>325000000</text:p>
          </table:table-cell>
          <table:table-cell table:formula="of:=SUM(['raw values'.C$2:.C28])" office:value-type="float" office:value="1591000000" calcext:value-type="float">
            <text:p>1591000000</text:p>
          </table:table-cell>
          <table:table-cell table:formula="of:=SUM(['raw values'.D$2:.D28])" office:value-type="float" office:value="650000000" calcext:value-type="float">
            <text:p>650000000</text:p>
          </table:table-cell>
          <table:table-cell table:formula="of:=SUM(['raw values'.E$2:.E28])" office:value-type="float" office:value="2000000000" calcext:value-type="float">
            <text:p>2000000000</text:p>
          </table:table-cell>
          <table:table-cell table:formula="of:=SUM(['raw values'.F$2:.F2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8]; 18)" office:value-type="date" office:date-value="2027-05-18" calcext:value-type="date">
            <text:p>05/18/27</text:p>
          </table:table-cell>
          <table:table-cell table:formula="of:=SUM(['raw values'.B$2:.B29])" office:value-type="float" office:value="337500000" calcext:value-type="float">
            <text:p>337500000</text:p>
          </table:table-cell>
          <table:table-cell table:formula="of:=SUM(['raw values'.C$2:.C29])" office:value-type="float" office:value="1609500000" calcext:value-type="float">
            <text:p>1609500000</text:p>
          </table:table-cell>
          <table:table-cell table:formula="of:=SUM(['raw values'.D$2:.D29])" office:value-type="float" office:value="675000000" calcext:value-type="float">
            <text:p>675000000</text:p>
          </table:table-cell>
          <table:table-cell table:formula="of:=SUM(['raw values'.E$2:.E29])" office:value-type="float" office:value="2000000000" calcext:value-type="float">
            <text:p>2000000000</text:p>
          </table:table-cell>
          <table:table-cell table:formula="of:=SUM(['raw values'.F$2:.F2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9]; 18)" office:value-type="date" office:date-value="2027-08-18" calcext:value-type="date">
            <text:p>08/18/27</text:p>
          </table:table-cell>
          <table:table-cell table:formula="of:=SUM(['raw values'.B$2:.B30])" office:value-type="float" office:value="350000000" calcext:value-type="float">
            <text:p>350000000</text:p>
          </table:table-cell>
          <table:table-cell table:formula="of:=SUM(['raw values'.C$2:.C30])" office:value-type="float" office:value="1628000000" calcext:value-type="float">
            <text:p>1628000000</text:p>
          </table:table-cell>
          <table:table-cell table:formula="of:=SUM(['raw values'.D$2:.D30])" office:value-type="float" office:value="700000000" calcext:value-type="float">
            <text:p>700000000</text:p>
          </table:table-cell>
          <table:table-cell table:formula="of:=SUM(['raw values'.E$2:.E30])" office:value-type="float" office:value="2000000000" calcext:value-type="float">
            <text:p>2000000000</text:p>
          </table:table-cell>
          <table:table-cell table:formula="of:=SUM(['raw values'.F$2:.F3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0]; 18)" office:value-type="date" office:date-value="2027-11-18" calcext:value-type="date">
            <text:p>11/18/27</text:p>
          </table:table-cell>
          <table:table-cell table:formula="of:=SUM(['raw values'.B$2:.B31])" office:value-type="float" office:value="362500000" calcext:value-type="float">
            <text:p>362500000</text:p>
          </table:table-cell>
          <table:table-cell table:formula="of:=SUM(['raw values'.C$2:.C31])" office:value-type="float" office:value="1646500000" calcext:value-type="float">
            <text:p>1646500000</text:p>
          </table:table-cell>
          <table:table-cell table:formula="of:=SUM(['raw values'.D$2:.D31])" office:value-type="float" office:value="725000000" calcext:value-type="float">
            <text:p>725000000</text:p>
          </table:table-cell>
          <table:table-cell table:formula="of:=SUM(['raw values'.E$2:.E31])" office:value-type="float" office:value="2000000000" calcext:value-type="float">
            <text:p>2000000000</text:p>
          </table:table-cell>
          <table:table-cell table:formula="of:=SUM(['raw values'.F$2:.F3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1]; 18)" office:value-type="date" office:date-value="2028-02-18" calcext:value-type="date">
            <text:p>02/18/28</text:p>
          </table:table-cell>
          <table:table-cell table:formula="of:=SUM(['raw values'.B$2:.B32])" office:value-type="float" office:value="375000000" calcext:value-type="float">
            <text:p>375000000</text:p>
          </table:table-cell>
          <table:table-cell table:formula="of:=SUM(['raw values'.C$2:.C32])" office:value-type="float" office:value="1665000000" calcext:value-type="float">
            <text:p>1665000000</text:p>
          </table:table-cell>
          <table:table-cell table:formula="of:=SUM(['raw values'.D$2:.D32])" office:value-type="float" office:value="750000000" calcext:value-type="float">
            <text:p>750000000</text:p>
          </table:table-cell>
          <table:table-cell table:formula="of:=SUM(['raw values'.E$2:.E32])" office:value-type="float" office:value="2000000000" calcext:value-type="float">
            <text:p>2000000000</text:p>
          </table:table-cell>
          <table:table-cell table:formula="of:=SUM(['raw values'.F$2:.F3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2]; 18)" office:value-type="date" office:date-value="2028-05-18" calcext:value-type="date">
            <text:p>05/18/28</text:p>
          </table:table-cell>
          <table:table-cell table:formula="of:=SUM(['raw values'.B$2:.B33])" office:value-type="float" office:value="387500000" calcext:value-type="float">
            <text:p>387500000</text:p>
          </table:table-cell>
          <table:table-cell table:formula="of:=SUM(['raw values'.C$2:.C33])" office:value-type="float" office:value="1683500000" calcext:value-type="float">
            <text:p>1683500000</text:p>
          </table:table-cell>
          <table:table-cell table:formula="of:=SUM(['raw values'.D$2:.D33])" office:value-type="float" office:value="775000000" calcext:value-type="float">
            <text:p>775000000</text:p>
          </table:table-cell>
          <table:table-cell table:formula="of:=SUM(['raw values'.E$2:.E33])" office:value-type="float" office:value="2000000000" calcext:value-type="float">
            <text:p>2000000000</text:p>
          </table:table-cell>
          <table:table-cell table:formula="of:=SUM(['raw values'.F$2:.F33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3]; 18)" office:value-type="date" office:date-value="2028-08-18" calcext:value-type="date">
            <text:p>08/18/28</text:p>
          </table:table-cell>
          <table:table-cell table:formula="of:=SUM(['raw values'.B$2:.B34])" office:value-type="float" office:value="400000000" calcext:value-type="float">
            <text:p>400000000</text:p>
          </table:table-cell>
          <table:table-cell table:formula="of:=SUM(['raw values'.C$2:.C34])" office:value-type="float" office:value="1702000000" calcext:value-type="float">
            <text:p>1702000000</text:p>
          </table:table-cell>
          <table:table-cell table:formula="of:=SUM(['raw values'.D$2:.D34])" office:value-type="float" office:value="800000000" calcext:value-type="float">
            <text:p>800000000</text:p>
          </table:table-cell>
          <table:table-cell table:formula="of:=SUM(['raw values'.E$2:.E34])" office:value-type="float" office:value="2000000000" calcext:value-type="float">
            <text:p>2000000000</text:p>
          </table:table-cell>
          <table:table-cell table:formula="of:=SUM(['raw values'.F$2:.F34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4]; 18)" office:value-type="date" office:date-value="2028-11-18" calcext:value-type="date">
            <text:p>11/18/28</text:p>
          </table:table-cell>
          <table:table-cell table:formula="of:=SUM(['raw values'.B$2:.B35])" office:value-type="float" office:value="412500000" calcext:value-type="float">
            <text:p>412500000</text:p>
          </table:table-cell>
          <table:table-cell table:formula="of:=SUM(['raw values'.C$2:.C35])" office:value-type="float" office:value="1720500000" calcext:value-type="float">
            <text:p>1720500000</text:p>
          </table:table-cell>
          <table:table-cell table:formula="of:=SUM(['raw values'.D$2:.D35])" office:value-type="float" office:value="825000000" calcext:value-type="float">
            <text:p>825000000</text:p>
          </table:table-cell>
          <table:table-cell table:formula="of:=SUM(['raw values'.E$2:.E35])" office:value-type="float" office:value="2000000000" calcext:value-type="float">
            <text:p>2000000000</text:p>
          </table:table-cell>
          <table:table-cell table:formula="of:=SUM(['raw values'.F$2:.F35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5]; 18)" office:value-type="date" office:date-value="2029-02-18" calcext:value-type="date">
            <text:p>02/18/29</text:p>
          </table:table-cell>
          <table:table-cell table:formula="of:=SUM(['raw values'.B$2:.B36])" office:value-type="float" office:value="425000000" calcext:value-type="float">
            <text:p>425000000</text:p>
          </table:table-cell>
          <table:table-cell table:formula="of:=SUM(['raw values'.C$2:.C36])" office:value-type="float" office:value="1739000000" calcext:value-type="float">
            <text:p>1739000000</text:p>
          </table:table-cell>
          <table:table-cell table:formula="of:=SUM(['raw values'.D$2:.D36])" office:value-type="float" office:value="850000000" calcext:value-type="float">
            <text:p>850000000</text:p>
          </table:table-cell>
          <table:table-cell table:formula="of:=SUM(['raw values'.E$2:.E36])" office:value-type="float" office:value="2000000000" calcext:value-type="float">
            <text:p>2000000000</text:p>
          </table:table-cell>
          <table:table-cell table:formula="of:=SUM(['raw values'.F$2:.F36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6]; 18)" office:value-type="date" office:date-value="2029-05-18" calcext:value-type="date">
            <text:p>05/18/29</text:p>
          </table:table-cell>
          <table:table-cell table:formula="of:=SUM(['raw values'.B$2:.B37])" office:value-type="float" office:value="437500000" calcext:value-type="float">
            <text:p>437500000</text:p>
          </table:table-cell>
          <table:table-cell table:formula="of:=SUM(['raw values'.C$2:.C37])" office:value-type="float" office:value="1757500000" calcext:value-type="float">
            <text:p>1757500000</text:p>
          </table:table-cell>
          <table:table-cell table:formula="of:=SUM(['raw values'.D$2:.D37])" office:value-type="float" office:value="875000000" calcext:value-type="float">
            <text:p>875000000</text:p>
          </table:table-cell>
          <table:table-cell table:formula="of:=SUM(['raw values'.E$2:.E37])" office:value-type="float" office:value="2000000000" calcext:value-type="float">
            <text:p>2000000000</text:p>
          </table:table-cell>
          <table:table-cell table:formula="of:=SUM(['raw values'.F$2:.F37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7]; 18)" office:value-type="date" office:date-value="2029-08-18" calcext:value-type="date">
            <text:p>08/18/29</text:p>
          </table:table-cell>
          <table:table-cell table:formula="of:=SUM(['raw values'.B$2:.B38])" office:value-type="float" office:value="450000000" calcext:value-type="float">
            <text:p>450000000</text:p>
          </table:table-cell>
          <table:table-cell table:formula="of:=SUM(['raw values'.C$2:.C38])" office:value-type="float" office:value="1776000000" calcext:value-type="float">
            <text:p>1776000000</text:p>
          </table:table-cell>
          <table:table-cell table:formula="of:=SUM(['raw values'.D$2:.D38])" office:value-type="float" office:value="900000000" calcext:value-type="float">
            <text:p>900000000</text:p>
          </table:table-cell>
          <table:table-cell table:formula="of:=SUM(['raw values'.E$2:.E38])" office:value-type="float" office:value="2000000000" calcext:value-type="float">
            <text:p>2000000000</text:p>
          </table:table-cell>
          <table:table-cell table:formula="of:=SUM(['raw values'.F$2:.F3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8]; 18)" office:value-type="date" office:date-value="2029-11-18" calcext:value-type="date">
            <text:p>11/18/29</text:p>
          </table:table-cell>
          <table:table-cell table:formula="of:=SUM(['raw values'.B$2:.B39])" office:value-type="float" office:value="462500000" calcext:value-type="float">
            <text:p>462500000</text:p>
          </table:table-cell>
          <table:table-cell table:formula="of:=SUM(['raw values'.C$2:.C39])" office:value-type="float" office:value="1794500000" calcext:value-type="float">
            <text:p>1794500000</text:p>
          </table:table-cell>
          <table:table-cell table:formula="of:=SUM(['raw values'.D$2:.D39])" office:value-type="float" office:value="925000000" calcext:value-type="float">
            <text:p>925000000</text:p>
          </table:table-cell>
          <table:table-cell table:formula="of:=SUM(['raw values'.E$2:.E39])" office:value-type="float" office:value="2000000000" calcext:value-type="float">
            <text:p>2000000000</text:p>
          </table:table-cell>
          <table:table-cell table:formula="of:=SUM(['raw values'.F$2:.F3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9]; 18)" office:value-type="date" office:date-value="2030-02-18" calcext:value-type="date">
            <text:p>02/18/30</text:p>
          </table:table-cell>
          <table:table-cell table:formula="of:=SUM(['raw values'.B$2:.B40])" office:value-type="float" office:value="475000000" calcext:value-type="float">
            <text:p>475000000</text:p>
          </table:table-cell>
          <table:table-cell table:formula="of:=SUM(['raw values'.C$2:.C40])" office:value-type="float" office:value="1813000000" calcext:value-type="float">
            <text:p>1813000000</text:p>
          </table:table-cell>
          <table:table-cell table:formula="of:=SUM(['raw values'.D$2:.D40])" office:value-type="float" office:value="950000000" calcext:value-type="float">
            <text:p>950000000</text:p>
          </table:table-cell>
          <table:table-cell table:formula="of:=SUM(['raw values'.E$2:.E40])" office:value-type="float" office:value="2000000000" calcext:value-type="float">
            <text:p>2000000000</text:p>
          </table:table-cell>
          <table:table-cell table:formula="of:=SUM(['raw values'.F$2:.F4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40]; 18)" office:value-type="date" office:date-value="2030-05-18" calcext:value-type="date">
            <text:p>05/18/30</text:p>
          </table:table-cell>
          <table:table-cell table:formula="of:=SUM(['raw values'.B$2:.B41])" office:value-type="float" office:value="487500000" calcext:value-type="float">
            <text:p>487500000</text:p>
          </table:table-cell>
          <table:table-cell table:formula="of:=SUM(['raw values'.C$2:.C41])" office:value-type="float" office:value="1831500000" calcext:value-type="float">
            <text:p>1831500000</text:p>
          </table:table-cell>
          <table:table-cell table:formula="of:=SUM(['raw values'.D$2:.D41])" office:value-type="float" office:value="975000000" calcext:value-type="float">
            <text:p>975000000</text:p>
          </table:table-cell>
          <table:table-cell table:formula="of:=SUM(['raw values'.E$2:.E41])" office:value-type="float" office:value="2000000000" calcext:value-type="float">
            <text:p>2000000000</text:p>
          </table:table-cell>
          <table:table-cell table:formula="of:=SUM(['raw values'.F$2:.F4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41]; 18)" office:value-type="date" office:date-value="2030-08-18" calcext:value-type="date">
            <text:p>08/18/30</text:p>
          </table:table-cell>
          <table:table-cell table:formula="of:=SUM(['raw values'.B$2:.B42])" office:value-type="float" office:value="500000000" calcext:value-type="float">
            <text:p>500000000</text:p>
          </table:table-cell>
          <table:table-cell table:formula="of:=SUM(['raw values'.C$2:.C42])" office:value-type="float" office:value="1850000000" calcext:value-type="float">
            <text:p>1850000000</text:p>
          </table:table-cell>
          <table:table-cell table:formula="of:=SUM(['raw values'.D$2:.D42])" office:value-type="float" office:value="1000000000" calcext:value-type="float">
            <text:p>1000000000</text:p>
          </table:table-cell>
          <table:table-cell table:formula="of:=SUM(['raw values'.E$2:.E42])" office:value-type="float" office:value="2000000000" calcext:value-type="float">
            <text:p>2000000000</text:p>
          </table:table-cell>
          <table:table-cell table:formula="of:=SUM(['raw values'.F$2:.F4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42]; 18)" office:value-type="date" office:date-value="2030-11-18" calcext:value-type="date">
            <text:p>11/18/30</text:p>
          </table:table-cell>
          <table:table-cell table:formula="of:=SUM(['raw values'.B$2:.B43])" office:value-type="float" office:value="500000000" calcext:value-type="float">
            <text:p>500000000</text:p>
          </table:table-cell>
          <table:table-cell table:formula="of:=SUM(['raw values'.C$2:.C43])" office:value-type="float" office:value="1850000000" calcext:value-type="float">
            <text:p>1850000000</text:p>
          </table:table-cell>
          <table:table-cell table:formula="of:=SUM(['raw values'.D$2:.D43])" office:value-type="float" office:value="1000000000" calcext:value-type="float">
            <text:p>1000000000</text:p>
          </table:table-cell>
          <table:table-cell table:formula="of:=SUM(['raw values'.E$2:.E43])" office:value-type="float" office:value="2000000000" calcext:value-type="float">
            <text:p>2000000000</text:p>
          </table:table-cell>
          <table:table-cell table:formula="of:=SUM(['raw values'.F$2:.F43])" office:value-type="float" office:value="2300000000" calcext:value-type="float">
            <text:p>2300000000</text:p>
          </table:table-cell>
          <table:table-cell table:number-columns-repeated="36"/>
        </table:table-row>
      </table:table>
      <table:table table:name="rendered final distribution" table:style-name="ta1">
        <table:shapes>
          <draw:frame draw:z-index="0" draw:style-name="gr1" draw:text-style-name="P1" svg:width="8.6138in" svg:height="5.0299in" svg:x="1.1764in" svg:y="0.5327in">
            <draw:object draw:notify-on-update-of-ranges="'rendered final distribution'.A1:'rendered final distribution'.F1 'rendered final distribution'.A2:'rendered final distribution'.F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6" table:default-cell-style-name="ce7"/>
        <table:table-column table:style-name="co1" table:default-cell-style-name="ce7"/>
        <table:table-row table:style-name="ro1">
          <table:table-cell office:value-type="string" calcext:value-type="string">
            <text:p>Staking Rewards</text:p>
          </table:table-cell>
          <table:table-cell office:value-type="string" calcext:value-type="string">
            <text:p>Strategic Partners &amp; Reserve</text:p>
          </table:table-cell>
          <table:table-cell office:value-type="string" calcext:value-type="string">
            <text:p>Community &amp; Ecosystem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re Contributors</text:p>
          </table:table-cell>
          <table:table-cell office:value-type="string" calcext:value-type="string">
            <text:p>Backers</text:p>
          </table:table-cell>
        </table:table-row>
        <table:table-row table:style-name="ro1">
          <table:table-cell table:style-name="ce4" table:formula="of:=2300000000/10000000000" office:value-type="percentage" office:value="0.23" calcext:value-type="percentage">
            <text:p>23.00%</text:p>
          </table:table-cell>
          <table:table-cell table:style-name="ce4" table:formula="of:=[$'rendered schedule'.B42]/10000000000" office:value-type="percentage" office:value="0.05" calcext:value-type="percentage">
            <text:p>5.00%</text:p>
          </table:table-cell>
          <table:table-cell table:style-name="ce4" table:formula="of:=[$'rendered schedule'.C42]/10000000000" office:value-type="percentage" office:value="0.185" calcext:value-type="percentage">
            <text:p>18.50%</text:p>
          </table:table-cell>
          <table:table-cell table:style-name="ce4" table:formula="of:=[$'rendered schedule'.D42]/10000000000" office:value-type="percentage" office:value="0.1" calcext:value-type="percentage">
            <text:p>10.00%</text:p>
          </table:table-cell>
          <table:table-cell table:style-name="ce4" table:formula="of:=[$'rendered schedule'.E42]/10000000000" office:value-type="percentage" office:value="0.2" calcext:value-type="percentage">
            <text:p>20.00%</text:p>
          </table:table-cell>
          <table:table-cell table:style-name="ce4" table:formula="of:=[$'rendered schedule'.F42]/10000000000" office:value-type="percentage" office:value="0.23" calcext:value-type="percentage">
            <text:p>23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8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7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6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4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sl" number:country="SI">SIT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l" number:country="SI">SIT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5T09:02:37.436531688</dc:date>
    <meta:editing-duration>PT1H3M36S</meta:editing-duration>
    <meta:editing-cycles>20</meta:editing-cycles>
    <meta:generator>LibreOffice/7.3.4.2$Linux_X86_64 LibreOffice_project/30$Build-2</meta:generator>
    <meta:document-statistic meta:table-count="3" meta:cell-count="5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Navadno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maximum="45979" chart:origin="0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Navadno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Navadno"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svg:stroke-opacity="50%" draw:fill-color="#6666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opacity="50%" draw:fill-color="#3fa65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opacity="50%" draw:fill-color="#0092f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opacity="50%" draw:fill-color="#ff421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opacity="50%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867cm" svg:height="17.878cm" xlink:href=".." xlink:type="simple" chart:class="chart:area" chart:style-name="ch1">
        <chart:legend chart:legend-position="top" svg:x="3.88cm" svg:y="0.317cm" style:legend-expansion="custom" svg:width="24.197cm" svg:height="0.773cm" style:legend-expansion-aspect-ratio="31.3027166882277" chart:style-name="ch2"/>
        <chart:plot-area chart:style-name="ch3" table:cell-range-address="'rendered schedule'.A1:'rendered schedule'.F42" chart:data-source-has-labels="both" svg:x="1.588cm" svg:y="1.14cm" svg:width="26.702cm" svg:height="15.4cm">
          <chart:coordinate-region svg:x="4.009cm" svg:y="1.339cm" svg:width="24.148cm" svg:height="13.735cm"/>
          <chart:axis chart:dimension="x" chart:name="primary-x" chart:style-name="ch4" chartooo:axis-type="date">
            <chartooo:date-scale chart:base-time-unit="days" chart:major-interval-value="3" chart:major-interval-unit="months"/>
            <chart:title svg:x="13.016cm" svg:y="16.897cm" chart:style-name="ch5">
              <text:p>Expected distribution date</text:p>
            </chart:title>
            <chart:categories table:cell-range-address="'rendered schedule'.A2:'rendered schedule'.A42"/>
            <chart:grid chart:style-name="ch6" chart:class="major"/>
          </chart:axis>
          <chart:axis chart:dimension="y" chart:name="primary-y" chart:style-name="ch7">
            <chart:title svg:x="0.451cm" svg:y="10.379cm" chart:style-name="ch8">
              <text:p>Tokens in circulation</text:p>
            </chart:title>
            <chart:grid chart:style-name="ch6" chart:class="major"/>
          </chart:axis>
          <chart:series chart:style-name="ch9" chart:values-cell-range-address="'rendered schedule'.B2:'rendered schedule'.B42" chart:label-cell-address="'rendered schedule'.B1:'rendered schedule'.B1" chart:class="chart:area">
            <chart:data-point chart:repeated="41"/>
          </chart:series>
          <chart:series chart:style-name="ch10" chart:values-cell-range-address="'rendered schedule'.C2:'rendered schedule'.C42" chart:label-cell-address="'rendered schedule'.C1:'rendered schedule'.C1" chart:class="chart:area">
            <chart:data-point chart:repeated="41"/>
          </chart:series>
          <chart:series chart:style-name="ch11" chart:values-cell-range-address="'rendered schedule'.D2:'rendered schedule'.D42" chart:label-cell-address="'rendered schedule'.D1:'rendered schedule'.D1" chart:class="chart:area">
            <chart:data-point chart:repeated="41"/>
          </chart:series>
          <chart:series chart:style-name="ch12" chart:values-cell-range-address="'rendered schedule'.E2:'rendered schedule'.E42" chart:label-cell-address="'rendered schedule'.E1:'rendered schedule'.E1" chart:class="chart:area">
            <chart:data-point chart:repeated="41"/>
          </chart:series>
          <chart:series chart:style-name="ch13" chart:values-cell-range-address="'rendered schedule'.F2:'rendered schedule'.F42" chart:label-cell-address="'rendered schedule'.F1:'rendered schedule'.F1" chart:class="chart:area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c Partners &amp; Reserve</text:p>
                <draw:g>
                  <svg:desc>'rendered schedule'.B1:'rendered schedule'.B1</svg:desc>
                </draw:g>
              </table:table-cell>
              <table:table-cell office:value-type="string">
                <text:p>Community &amp; Ecosystem</text:p>
                <draw:g>
                  <svg:desc>'rendered schedule'.C1:'rendered schedule'.C1</svg:desc>
                </draw:g>
              </table:table-cell>
              <table:table-cell office:value-type="string">
                <text:p>Foundation</text:p>
                <draw:g>
                  <svg:desc>'rendered schedule'.D1:'rendered schedule'.D1</svg:desc>
                </draw:g>
              </table:table-cell>
              <table:table-cell office:value-type="string">
                <text:p>Core Contributors</text:p>
                <draw:g>
                  <svg:desc>'rendered schedule'.E1:'rendered schedule'.E1</svg:desc>
                </draw:g>
              </table:table-cell>
              <table:table-cell office:value-type="string">
                <text:p>Backers</text:p>
                <draw:g>
                  <svg:desc>'rendered schedule'.F1:'rendered schedule'.F1</svg:desc>
                </draw:g>
              </table:table-cell>
            </table:table-row>
          </table:table-header-rows>
          <table:table-rows>
            <table:table-row>
              <table:table-cell office:value-type="float" office:value="44153">
                <text:p>44153</text:p>
                <draw:g>
                  <svg:desc>'rendered schedule'.A2:'rendered schedule'.A42</svg:desc>
                </draw:g>
              </table:table-cell>
              <table:table-cell office:value-type="float" office:value="12500000">
                <text:p>12500000</text:p>
                <draw:g>
                  <svg:desc>'rendered schedule'.B2:'rendered schedule'.B42</svg:desc>
                </draw:g>
              </table:table-cell>
              <table:table-cell office:value-type="float" office:value="370000000">
                <text:p>370000000</text:p>
                <draw:g>
                  <svg:desc>'rendered schedule'.C2:'rendered schedule'.C42</svg:desc>
                </draw:g>
              </table:table-cell>
              <table:table-cell office:value-type="float" office:value="250000000">
                <text:p>250000000</text:p>
                <draw:g>
                  <svg:desc>'rendered schedule'.D2:'rendered schedule'.D42</svg:desc>
                </draw:g>
              </table:table-cell>
              <table:table-cell office:value-type="float" office:value="0">
                <text:p>0</text:p>
                <draw:g>
                  <svg:desc>'rendered schedule'.E2:'rendered schedule'.E42</svg:desc>
                </draw:g>
              </table:table-cell>
              <table:table-cell office:value-type="float" office:value="759000000">
                <text:p>759000000</text:p>
                <draw:g>
                  <svg:desc>'rendered schedule'.F2:'rendered schedule'.F42</svg:desc>
                </draw:g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25000000">
                <text:p>25000000</text:p>
              </table:table-cell>
              <table:table-cell office:value-type="float" office:value="370000000">
                <text:p>370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0">
                <text:p>0</text:p>
              </table:table-cell>
              <table:table-cell office:value-type="float" office:value="759000000">
                <text:p>75900000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37500000">
                <text:p>37500000</text:p>
              </table:table-cell>
              <table:table-cell office:value-type="float" office:value="370000000">
                <text:p>370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0">
                <text:p>0</text:p>
              </table:table-cell>
              <table:table-cell office:value-type="float" office:value="759000000">
                <text:p>75900000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50000000">
                <text:p>50000000</text:p>
              </table:table-cell>
              <table:table-cell office:value-type="float" office:value="777000000">
                <text:p>777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300000000">
                <text:p>300000000</text:p>
              </table:table-cell>
              <table:table-cell office:value-type="float" office:value="1518000000">
                <text:p>1518000000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62500000">
                <text:p>62500000</text:p>
              </table:table-cell>
              <table:table-cell office:value-type="float" office:value="777000000">
                <text:p>777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450000000">
                <text:p>450000000</text:p>
              </table:table-cell>
              <table:table-cell office:value-type="float" office:value="1518000000">
                <text:p>1518000000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75000000">
                <text:p>75000000</text:p>
              </table:table-cell>
              <table:table-cell office:value-type="float" office:value="1147000000">
                <text:p>1147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87500000">
                <text:p>87500000</text:p>
              </table:table-cell>
              <table:table-cell office:value-type="float" office:value="1184000000">
                <text:p>1184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750000000">
                <text:p>75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00000000">
                <text:p>100000000</text:p>
              </table:table-cell>
              <table:table-cell office:value-type="float" office:value="1221000000">
                <text:p>12210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112500000">
                <text:p>112500000</text:p>
              </table:table-cell>
              <table:table-cell office:value-type="float" office:value="1258000000">
                <text:p>12580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1050000000">
                <text:p>105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125000000">
                <text:p>125000000</text:p>
              </table:table-cell>
              <table:table-cell office:value-type="float" office:value="1295000000">
                <text:p>12950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1200000000">
                <text:p>12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37500000">
                <text:p>137500000</text:p>
              </table:table-cell>
              <table:table-cell office:value-type="float" office:value="1313500000">
                <text:p>13135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1340000000">
                <text:p>134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150000000">
                <text:p>150000000</text:p>
              </table:table-cell>
              <table:table-cell office:value-type="float" office:value="1332000000">
                <text:p>13320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480000000">
                <text:p>148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162500000">
                <text:p>162500000</text:p>
              </table:table-cell>
              <table:table-cell office:value-type="float" office:value="1350500000">
                <text:p>13505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620000000">
                <text:p>162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75000000">
                <text:p>175000000</text:p>
              </table:table-cell>
              <table:table-cell office:value-type="float" office:value="1369000000">
                <text:p>13690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760000000">
                <text:p>176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87500000">
                <text:p>187500000</text:p>
              </table:table-cell>
              <table:table-cell office:value-type="float" office:value="1387500000">
                <text:p>13875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880000000">
                <text:p>188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200000000">
                <text:p>200000000</text:p>
              </table:table-cell>
              <table:table-cell office:value-type="float" office:value="1406000000">
                <text:p>1406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12500000">
                <text:p>212500000</text:p>
              </table:table-cell>
              <table:table-cell office:value-type="float" office:value="1424500000">
                <text:p>1424500000</text:p>
              </table:table-cell>
              <table:table-cell office:value-type="float" office:value="425000000">
                <text:p>4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225000000">
                <text:p>225000000</text:p>
              </table:table-cell>
              <table:table-cell office:value-type="float" office:value="1443000000">
                <text:p>1443000000</text:p>
              </table:table-cell>
              <table:table-cell office:value-type="float" office:value="450000000">
                <text:p>4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795">
                <text:p>45795</text:p>
              </table:table-cell>
              <table:table-cell office:value-type="float" office:value="237500000">
                <text:p>237500000</text:p>
              </table:table-cell>
              <table:table-cell office:value-type="float" office:value="1461500000">
                <text:p>1461500000</text:p>
              </table:table-cell>
              <table:table-cell office:value-type="float" office:value="475000000">
                <text:p>4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50000000">
                <text:p>250000000</text:p>
              </table:table-cell>
              <table:table-cell office:value-type="float" office:value="1480000000">
                <text:p>1480000000</text:p>
              </table:table-cell>
              <table:table-cell office:value-type="float" office:value="500000000">
                <text:p>5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262500000">
                <text:p>262500000</text:p>
              </table:table-cell>
              <table:table-cell office:value-type="float" office:value="1498500000">
                <text:p>1498500000</text:p>
              </table:table-cell>
              <table:table-cell office:value-type="float" office:value="525000000">
                <text:p>5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071">
                <text:p>46071</text:p>
              </table:table-cell>
              <table:table-cell office:value-type="float" office:value="275000000">
                <text:p>275000000</text:p>
              </table:table-cell>
              <table:table-cell office:value-type="float" office:value="1517000000">
                <text:p>1517000000</text:p>
              </table:table-cell>
              <table:table-cell office:value-type="float" office:value="550000000">
                <text:p>5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160">
                <text:p>46160</text:p>
              </table:table-cell>
              <table:table-cell office:value-type="float" office:value="287500000">
                <text:p>287500000</text:p>
              </table:table-cell>
              <table:table-cell office:value-type="float" office:value="1535500000">
                <text:p>1535500000</text:p>
              </table:table-cell>
              <table:table-cell office:value-type="float" office:value="575000000">
                <text:p>5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252">
                <text:p>46252</text:p>
              </table:table-cell>
              <table:table-cell office:value-type="float" office:value="300000000">
                <text:p>300000000</text:p>
              </table:table-cell>
              <table:table-cell office:value-type="float" office:value="1554000000">
                <text:p>1554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344">
                <text:p>46344</text:p>
              </table:table-cell>
              <table:table-cell office:value-type="float" office:value="312500000">
                <text:p>312500000</text:p>
              </table:table-cell>
              <table:table-cell office:value-type="float" office:value="1572500000">
                <text:p>1572500000</text:p>
              </table:table-cell>
              <table:table-cell office:value-type="float" office:value="625000000">
                <text:p>6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436">
                <text:p>46436</text:p>
              </table:table-cell>
              <table:table-cell office:value-type="float" office:value="325000000">
                <text:p>325000000</text:p>
              </table:table-cell>
              <table:table-cell office:value-type="float" office:value="1591000000">
                <text:p>1591000000</text:p>
              </table:table-cell>
              <table:table-cell office:value-type="float" office:value="650000000">
                <text:p>6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525">
                <text:p>46525</text:p>
              </table:table-cell>
              <table:table-cell office:value-type="float" office:value="337500000">
                <text:p>337500000</text:p>
              </table:table-cell>
              <table:table-cell office:value-type="float" office:value="1609500000">
                <text:p>1609500000</text:p>
              </table:table-cell>
              <table:table-cell office:value-type="float" office:value="675000000">
                <text:p>6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617">
                <text:p>46617</text:p>
              </table:table-cell>
              <table:table-cell office:value-type="float" office:value="350000000">
                <text:p>350000000</text:p>
              </table:table-cell>
              <table:table-cell office:value-type="float" office:value="1628000000">
                <text:p>1628000000</text:p>
              </table:table-cell>
              <table:table-cell office:value-type="float" office:value="700000000">
                <text:p>7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709">
                <text:p>46709</text:p>
              </table:table-cell>
              <table:table-cell office:value-type="float" office:value="362500000">
                <text:p>362500000</text:p>
              </table:table-cell>
              <table:table-cell office:value-type="float" office:value="1646500000">
                <text:p>1646500000</text:p>
              </table:table-cell>
              <table:table-cell office:value-type="float" office:value="725000000">
                <text:p>7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375000000">
                <text:p>375000000</text:p>
              </table:table-cell>
              <table:table-cell office:value-type="float" office:value="1665000000">
                <text:p>1665000000</text:p>
              </table:table-cell>
              <table:table-cell office:value-type="float" office:value="750000000">
                <text:p>7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891">
                <text:p>46891</text:p>
              </table:table-cell>
              <table:table-cell office:value-type="float" office:value="387500000">
                <text:p>387500000</text:p>
              </table:table-cell>
              <table:table-cell office:value-type="float" office:value="1683500000">
                <text:p>1683500000</text:p>
              </table:table-cell>
              <table:table-cell office:value-type="float" office:value="775000000">
                <text:p>7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983">
                <text:p>46983</text:p>
              </table:table-cell>
              <table:table-cell office:value-type="float" office:value="400000000">
                <text:p>400000000</text:p>
              </table:table-cell>
              <table:table-cell office:value-type="float" office:value="1702000000">
                <text:p>1702000000</text:p>
              </table:table-cell>
              <table:table-cell office:value-type="float" office:value="800000000">
                <text:p>8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075">
                <text:p>47075</text:p>
              </table:table-cell>
              <table:table-cell office:value-type="float" office:value="412500000">
                <text:p>412500000</text:p>
              </table:table-cell>
              <table:table-cell office:value-type="float" office:value="1720500000">
                <text:p>1720500000</text:p>
              </table:table-cell>
              <table:table-cell office:value-type="float" office:value="825000000">
                <text:p>8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167">
                <text:p>47167</text:p>
              </table:table-cell>
              <table:table-cell office:value-type="float" office:value="425000000">
                <text:p>425000000</text:p>
              </table:table-cell>
              <table:table-cell office:value-type="float" office:value="1739000000">
                <text:p>1739000000</text:p>
              </table:table-cell>
              <table:table-cell office:value-type="float" office:value="850000000">
                <text:p>8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256">
                <text:p>47256</text:p>
              </table:table-cell>
              <table:table-cell office:value-type="float" office:value="437500000">
                <text:p>437500000</text:p>
              </table:table-cell>
              <table:table-cell office:value-type="float" office:value="1757500000">
                <text:p>1757500000</text:p>
              </table:table-cell>
              <table:table-cell office:value-type="float" office:value="875000000">
                <text:p>8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348">
                <text:p>47348</text:p>
              </table:table-cell>
              <table:table-cell office:value-type="float" office:value="450000000">
                <text:p>450000000</text:p>
              </table:table-cell>
              <table:table-cell office:value-type="float" office:value="1776000000">
                <text:p>177600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440">
                <text:p>47440</text:p>
              </table:table-cell>
              <table:table-cell office:value-type="float" office:value="462500000">
                <text:p>462500000</text:p>
              </table:table-cell>
              <table:table-cell office:value-type="float" office:value="1794500000">
                <text:p>1794500000</text:p>
              </table:table-cell>
              <table:table-cell office:value-type="float" office:value="925000000">
                <text:p>9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532">
                <text:p>47532</text:p>
              </table:table-cell>
              <table:table-cell office:value-type="float" office:value="475000000">
                <text:p>475000000</text:p>
              </table:table-cell>
              <table:table-cell office:value-type="float" office:value="1813000000">
                <text:p>1813000000</text:p>
              </table:table-cell>
              <table:table-cell office:value-type="float" office:value="950000000">
                <text:p>9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621">
                <text:p>47621</text:p>
              </table:table-cell>
              <table:table-cell office:value-type="float" office:value="487500000">
                <text:p>487500000</text:p>
              </table:table-cell>
              <table:table-cell office:value-type="float" office:value="1831500000">
                <text:p>1831500000</text:p>
              </table:table-cell>
              <table:table-cell office:value-type="float" office:value="975000000">
                <text:p>9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713">
                <text:p>47713</text:p>
              </table:table-cell>
              <table:table-cell office:value-type="float" office:value="500000000">
                <text:p>500000000</text:p>
              </table:table-cell>
              <table:table-cell office:value-type="float" office:value="1850000000">
                <text:p>185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805">
                <text:p>47805</text:p>
              </table:table-cell>
              <table:table-cell office:value-type="float" office:value="500000000">
                <text:p>500000000</text:p>
              </table:table-cell>
              <table:table-cell office:value-type="float" office:value="1850000000">
                <text:p>185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Navadno"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font-family="Arial" style:font-style-name="Navadno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opacity="50%" draw:fill-color="#ffde59"/>
    </style:style>
    <style:style style:name="ch9" style:family="chart">
      <style:chart-properties chart:solid-type="cuboid"/>
      <style:graphic-properties draw:stroke="solid" svg:stroke-opacity="50%" draw:fill-color="#666666"/>
    </style:style>
    <style:style style:name="ch10" style:family="chart">
      <style:chart-properties chart:solid-type="cuboid"/>
      <style:graphic-properties draw:stroke="solid" svg:stroke-opacity="50%" draw:fill-color="#3fa652"/>
    </style:style>
    <style:style style:name="ch11" style:family="chart">
      <style:chart-properties chart:solid-type="cuboid"/>
      <style:graphic-properties draw:stroke="solid" svg:stroke-opacity="50%" draw:fill-color="#0092f6"/>
    </style:style>
    <style:style style:name="ch12" style:family="chart">
      <style:chart-properties chart:solid-type="cuboid"/>
      <style:graphic-properties draw:stroke="solid" svg:stroke-opacity="50%" draw:fill-color="#ff4212"/>
    </style:style>
    <style:style style:name="ch13" style:family="chart">
      <style:chart-properties chart:solid-type="cuboid"/>
      <style:graphic-properties draw:stroke="solid" svg:stroke-opacity="50%" draw:fill-color="#ddddd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8cm" svg:height="12.777cm" xlink:href=".." xlink:type="simple" chart:class="chart:circle" chart:style-name="ch1">
        <chart:legend chart:legend-position="start" svg:x="0.43cm" svg:y="3.896cm" style:legend-expansion="custom" svg:width="4.964cm" svg:height="4.559cm" style:legend-expansion-aspect-ratio="1.08883527089274" chart:style-name="ch2"/>
        <chart:plot-area chart:style-name="ch3" table:cell-range-address="'rendered final distribution'.A1:'rendered final distribution'.F2" chart:data-source-has-labels="row" svg:x="7.457cm" svg:y="0.502cm" svg:width="11.549cm" svg:height="11.55cm">
          <chart:coordinate-region svg:x="6.806cm" svg:y="0.503cm" svg:width="12.852cm" svg:height="11.549cm"/>
          <chart:axis chart:dimension="x" chart:name="primary-x" chart:style-name="ch4" chartooo:axis-type="auto">
            <chartooo:date-scale/>
            <chart:categories table:cell-range-address="'rendered final distribution'.A1:'rendered final distribution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ndered final distribution'.A2:'rendered final distribution'.F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king Rewards</text:p>
                <draw:g>
                  <svg:desc>'rendered final distribution'.A1:'rendered final distribution'.F1</svg:desc>
                </draw:g>
              </table:table-cell>
              <table:table-cell office:value-type="string">
                <text:p>Strategic Partners &amp; Reserve</text:p>
              </table:table-cell>
              <table:table-cell office:value-type="string">
                <text:p>Community &amp; Ecosystem</text:p>
              </table:table-cell>
              <table:table-cell office:value-type="string">
                <text:p>Foundation</text:p>
              </table:table-cell>
              <table:table-cell office:value-type="string">
                <text:p>Core Contributors</text:p>
              </table:table-cell>
              <table:table-cell office:value-type="string">
                <text:p>Backers</text:p>
              </table:table-cell>
            </table:table-row>
          </table:table-header-rows>
          <table:table-rows>
            <table:table-row>
              <table:table-cell office:value-type="string">
                <text:p>Vrstica 2</text:p>
                <draw:g>
                  <svg:desc/>
                </draw:g>
              </table:table-cell>
              <table:table-cell office:value-type="float" office:value="0.23">
                <text:p>0.23</text:p>
                <draw:g>
                  <svg:desc>'rendered final distribution'.A2:'rendered final distribution'.F2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85">
                <text:p>0.18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